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065*"/>
    </style:style>
    <style:style style:name="Table1.B" style:family="table-column">
      <style:table-column-properties style:rel-column-width="2131*"/>
    </style:style>
    <style:style style:name="Table1.C" style:family="table-column">
      <style:table-column-properties style:rel-column-width="2131*"/>
    </style:style>
    <style:style style:name="Table1.D" style:family="table-column">
      <style:table-column-properties style:rel-column-width="24509*"/>
    </style:style>
    <style:style style:name="Table1.E" style:family="table-column">
      <style:table-column-properties style:rel-column-width="24509*"/>
    </style:style>
    <style:style style:name="Table1.F" style:family="table-column">
      <style:table-column-properties style:rel-column-width="9057*"/>
    </style:style>
    <style:style style:name="Table1.G" style:family="table-column">
      <style:table-column-properties style:rel-column-width="2131*"/>
    </style:style>
    <style:style style:name="Table1.A1" style:family="table-cell">
      <style:table-cell-properties fo:border="none"/>
    </style:style>
  </office:automatic-styles>
  <office:body>
    <office:text>
      <text:h text:style-name="Title">Utilización avanzada de clases</text:h>
      <text:p text:style-name="Author">Adolfo Sanz De Diego</text:p>
      <text:p text:style-name="Date">Junio de 2011</text:p>
      <text:h text:style-name="Heading_20_1" text:outline-level="1">¿Diseño incorrecto?</text:h>
      <text:p text:style-name="First_20_paragraph">¿Cómo sabemos si nuestro diseño es incorrecto?</text:p>
      <text:list text:style-name="L1">
        <text:list-item>
          <text:p text:style-name="P1">las clases son difíciles de cambiar</text:p>
        </text:list-item>
        <text:list-item>
          <text:p text:style-name="P1">las clases son difíciles de reutilizar</text:p>
        </text:list-item>
        <text:list-item>
          <text:p text:style-name="P1">las clases son difíciles de usar</text:p>
        </text:list-item>
        <text:list-item>
          <text:p text:style-name="P1">las clases tienen código repetido</text:p>
        </text:list-item>
        <text:list-item>
          <text:p text:style-name="P1">las clases dejen de funcionar sin motivo aparente</text:p>
        </text:list-item>
      </text:list>
      <text:h text:style-name="Heading_20_1" text:outline-level="1">Mejorarlo: principios SOLID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**</text:p>
          </table:table-cell>
          <table:table-cell table:style-name="Table1.A1" office:value-type="string">
            <text:p text:style-name="Table_20_Contents">S**</text:p>
          </table:table-cell>
          <table:table-cell table:style-name="Table1.A1" office:value-type="string">
            <text:p text:style-name="Table_20_Contents">SRP</text:p>
          </table:table-cell>
          <table:table-cell table:style-name="Table1.A1" office:value-type="string">
            <text:p text:style-name="Table_20_Contents">(The <text:span text:style-name="T1">S</text:span>ingle Responsibility Principle o <text:span text:style-name="T2">Principio</text:span><text:span text:style-name="T3"> </text:span><text:span text:style-name="T4">de</text:span><text:span text:style-name="T5"> </text:span><text:span text:style-name="T6">Responsabilidad</text:span><text:span text:style-name="T7"> </text:span><text:span text:style-name="T8">Única</text:span>)</text:p>
          </table:table-cell>
          <table:table-cell table:style-name="Table1.A1" office:value-type="string">
            <text:p text:style-name="Table_20_Contents">Las clases se diseñan sólo para un propósito.</text:p>
          </table:table-cell>
          <table:table-cell table:style-name="Table1.A1" office:value-type="string">
            <text:p text:style-name="Table_20_Contents">Tom DeMarco</text:p>
          </table:table-cell>
          <table:table-cell table:style-name="Table1.A1" office:value-type="string">
            <text:p text:style-name="Table_20_Contents">1979</text:p>
          </table:table-cell>
        </table:table-row>
        <table:table-row>
          <table:table-cell table:style-name="Table1.A1" office:value-type="string">
            <text:p text:style-name="Table_20_Contents">**</text:p>
          </table:table-cell>
          <table:table-cell table:style-name="Table1.A1" office:value-type="string">
            <text:p text:style-name="Table_20_Contents">O**</text:p>
          </table:table-cell>
          <table:table-cell table:style-name="Table1.A1" office:value-type="string">
            <text:p text:style-name="Table_20_Contents">OCP</text:p>
          </table:table-cell>
          <table:table-cell table:style-name="Table1.A1" office:value-type="string">
            <text:p text:style-name="Table_20_Contents">(The <text:span text:style-name="T9">O</text:span>pen/Closed Principle o <text:span text:style-name="T10">Principio</text:span><text:span text:style-name="T11"> </text:span><text:span text:style-name="T12">Abierto/Cerrado</text:span>)</text:p>
          </table:table-cell>
          <table:table-cell table:style-name="Table1.A1" office:value-type="string">
            <text:p text:style-name="Table_20_Contents">Las clases debe permitir ser extendidas, sin necesidad de ser modificadas.</text:p>
          </table:table-cell>
          <table:table-cell table:style-name="Table1.A1" office:value-type="string">
            <text:p text:style-name="Table_20_Contents">Bertrand Meyer</text:p>
          </table:table-cell>
          <table:table-cell table:style-name="Table1.A1" office:value-type="string">
            <text:p text:style-name="Table_20_Contents">1997</text:p>
          </table:table-cell>
        </table:table-row>
        <table:table-row>
          <table:table-cell table:style-name="Table1.A1" office:value-type="string">
            <text:p text:style-name="Table_20_Contents">**</text:p>
          </table:table-cell>
          <table:table-cell table:style-name="Table1.A1" office:value-type="string">
            <text:p text:style-name="Table_20_Contents">L**</text:p>
          </table:table-cell>
          <table:table-cell table:style-name="Table1.A1" office:value-type="string">
            <text:p text:style-name="Table_20_Contents">LSP</text:p>
          </table:table-cell>
          <table:table-cell table:style-name="Table1.A1" office:value-type="string">
            <text:p text:style-name="Table_20_Contents">(The <text:span text:style-name="T13">L</text:span>iskov Substitution Principle o <text:span text:style-name="T14">Principio</text:span><text:span text:style-name="T15"> </text:span><text:span text:style-name="T16">de</text:span><text:span text:style-name="T17"> </text:span><text:span text:style-name="T18">Sustitución</text:span><text:span text:style-name="T19"> </text:span><text:span text:style-name="T20">de</text:span><text:span text:style-name="T21"> </text:span><text:span text:style-name="T22">Liskov</text:span>)</text:p>
          </table:table-cell>
          <table:table-cell table:style-name="Table1.A1" office:value-type="string">
            <text:p text:style-name="Table_20_Contents">Las clases padre siempre deben poder ser sustituidas por sus clases hijas y viceversa.</text:p>
          </table:table-cell>
          <table:table-cell table:style-name="Table1.A1" office:value-type="string">
            <text:p text:style-name="Table_20_Contents">Barbara Liskov</text:p>
          </table:table-cell>
          <table:table-cell table:style-name="Table1.A1" office:value-type="string">
            <text:p text:style-name="Table_20_Contents">1988</text:p>
          </table:table-cell>
        </table:table-row>
        <table:table-row>
          <table:table-cell table:style-name="Table1.A1" office:value-type="string">
            <text:p text:style-name="Table_20_Contents">**</text:p>
          </table:table-cell>
          <table:table-cell table:style-name="Table1.A1" office:value-type="string">
            <text:p text:style-name="Table_20_Contents">I**</text:p>
          </table:table-cell>
          <table:table-cell table:style-name="Table1.A1" office:value-type="string">
            <text:p text:style-name="Table_20_Contents">ISP</text:p>
          </table:table-cell>
          <table:table-cell table:style-name="Table1.A1" office:value-type="string">
            <text:p text:style-name="Table_20_Contents">(The <text:span text:style-name="T23">I</text:span>nterface Segregation Principle o <text:span text:style-name="T24">Principio</text:span><text:span text:style-name="T25"> </text:span><text:span text:style-name="T26">de</text:span><text:span text:style-name="T27"> </text:span><text:span text:style-name="T28">Segregación</text:span><text:span text:style-name="T29"> </text:span><text:span text:style-name="T30">de</text:span><text:span text:style-name="T31"> </text:span><text:span text:style-name="T32">Interfaces</text:span>)</text:p>
          </table:table-cell>
          <table:table-cell table:style-name="Table1.A1" office:value-type="string">
            <text:p text:style-name="Table_20_Contents">Las clases no deben ser forzados a depender de interfaces con métodos que no utilizan.</text:p>
          </table:table-cell>
          <table:table-cell table:style-name="Table1.A1" office:value-type="string">
            <text:p text:style-name="Table_20_Contents">Robert C. Martin</text:p>
          </table:table-cell>
          <table:table-cell table:style-name="Table1.A1" office:value-type="string">
            <text:p text:style-name="Table_20_Contents">1995</text:p>
          </table:table-cell>
        </table:table-row>
        <table:table-row>
          <table:table-cell table:style-name="Table1.A1" office:value-type="string">
            <text:p text:style-name="Table_20_Contents">**</text:p>
          </table:table-cell>
          <table:table-cell table:style-name="Table1.A1" office:value-type="string">
            <text:p text:style-name="Table_20_Contents">D**</text:p>
          </table:table-cell>
          <table:table-cell table:style-name="Table1.A1" office:value-type="string">
            <text:p text:style-name="Table_20_Contents">DIP</text:p>
          </table:table-cell>
          <table:table-cell table:style-name="Table1.A1" office:value-type="string">
            <text:p text:style-name="Table_20_Contents">(The <text:span text:style-name="T33">D</text:span>ependency Inversion Principle o <text:span text:style-name="T34">Principio</text:span><text:span text:style-name="T35"> </text:span><text:span text:style-name="T36">de</text:span><text:span text:style-name="T37"> </text:span><text:span text:style-name="T38">Inversión</text:span><text:span text:style-name="T39"> </text:span><text:span text:style-name="T40">de</text:span><text:span text:style-name="T41"> </text:span><text:span text:style-name="T42">Dependencias</text:span>)</text:p>
          </table:table-cell>
          <table:table-cell table:style-name="Table1.A1" office:value-type="string">
            <text:p text:style-name="Table_20_Contents">Los clientes deben delegar la gestión de las instancias de objetos a las librerias.</text:p>
          </table:table-cell>
          <table:table-cell table:style-name="Table1.A1" office:value-type="string">
            <text:p text:style-name="Table_20_Contents">Martin Fowler</text:p>
          </table:table-cell>
          <table:table-cell table:style-name="Table1.A1" office:value-type="string">
            <text:p text:style-name="Table_20_Contents">2004</text:p>
          </table:table-cell>
        </table:table-row>
      </table:table>
      <text:h text:style-name="Heading_20_1" text:outline-level="1">¿Cómo utilizar nuestras clases?</text:h>
      <text:p text:style-name="First_20_paragraph"><text:span text:style-name="T43">Colaboración</text:span></text:p>
      <text:list text:style-name="L2">
        <text:list-item>
          <text:p text:style-name="P2">Cuando 2 o más clases colaboran de distintas formas (ver teoría POO)</text:p>
        </text:list-item>
      </text:list>
      <text:p text:style-name="First_20_paragraph"><text:span text:style-name="T44">Herencia</text:span></text:p>
      <text:list text:style-name="L3">
        <text:list-item>
          <text:p text:style-name="P3">Cuando una clase hija extiende una clase padre.</text:p>
        </text:list-item>
      </text:list>
      <text:p text:style-name="First_20_paragraph">Error común</text:p>
      <text:list text:style-name="L4">
        <text:list-item>
          <text:p text:style-name="P4">Aplicar herencia para todo.</text:p>
        </text:list-item>
      </text:list>
      <text:h text:style-name="Heading_20_1" text:outline-level="1">Herencia</text:h>
      <text:p text:style-name="First_20_paragraph">En Java no hay herencia múltiple pero una clase puede implementar varias Interfaces.</text:p>
      <text:p text:style-name="Text_20_body">Las <text:span text:style-name="T45">Interfaces</text:span> son clases que sólo definen métodos (comportamientos) y que obligan a las clases hijas a implementarlos.</text:p>
      <text:p text:style-name="Text_20_body">Las <text:span text:style-name="T46">clases</text:span><text:span text:style-name="T47"> </text:span><text:span text:style-name="T48">abstractas</text:span> son clases que no se pueden instanciar, osea que sólo se pueden heredar. Implementan varios métodos, y definen otros como abstractos, obligando a las clases hijas a implementarlos.</text:p>
      <text:h text:style-name="Heading_20_1" text:outline-level="1">Clases padre y clases hijas</text:h>
      <text:p text:style-name="First_20_paragraph">El operador <text:span text:style-name="T49">this</text:span> hace referencia a la instancia concreta del objeto.</text:p>
      <text:p text:style-name="Text_20_body">El operador <text:span text:style-name="T50">super</text:span> hace referencia a la clase padre.</text:p>
      <text:p text:style-name="Text_20_body">Los métodos no marcados como final y/ como private, se pueden sobreescribir en las clases hijas (<text:span text:style-name="T51">polimorfismo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tilización avanzada de clases</dc:title>
  </office:meta>
</office:document-meta>
</file>